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6b66" officeooo:paragraph-rsid="00076b66"/>
    </style:style>
    <style:style style:name="P2" style:family="paragraph" style:parent-style-name="Standard">
      <style:text-properties officeooo:rsid="00076b66" officeooo:paragraph-rsid="0009f3a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cab2"/>
    </style:style>
    <style:style style:name="T3" style:family="text">
      <style:text-properties fo:language="en" fo:country="US" officeooo:rsid="000c86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ffeepflanzen sind Schattengewächse und werden daher meist in Mischwäldern unter schattenspendenden Bäumen angepflanzt. </text:p>
      <text:p text:style-name="P1"/>
      <text:p text:style-name="P1"><text:bookmark text:name="result_box"/><text:span text:style-name="T1">Coffee plants are shadow plants and are therefore usually planted in mixed forests under shade-providing trees.</text:span> </text:p>
      <text:p text:style-name="P1"/>
      <text:p text:style-name="P1">Ist die Bodenfeuchtigkeit zu gering so vertrocknet die Pflanze und ist nicht mehr in der Lage Nährstoffe mit den Wurzeln aufzunehmen.</text:p>
      <text:p text:style-name="P1"/>
      <text:p text:style-name="P1"><text:bookmark text:name="result_box1"/><text:span text:style-name="T1">If the soil moisture is too low, the plant is dried up and is no longer able to absorb nutrients with the roots.</text:span> </text:p>
      <text:p text:style-name="P1"/>
      <text:p text:style-name="P1">Ist die Bodenfeuchtigkeit zu hoch, so können die Pflanzen nicht ausreichend Nährstoffe über die Wurzeln aufnehmen und sie wird mangelversorgt. In Folge dessen geht sie ein. </text:p>
      <text:p text:style-name="P1"/>
      <text:p text:style-name="P1"><text:bookmark text:name="result_box2"/><text:span text:style-name="T1">If the soil moisture is too high, the plants can not absorb enough nutrients via the roots and they are deficient. In consequence, she enters.</text:span> </text:p>
      <text:p text:style-name="P1"/>
      <text:p text:style-name="P1">Ein Kaffeestrauch benötigt am Tag etwa 5 Liter Wasser. Das entspricht einer halben großen 10 Liter Gießkanne.</text:p>
      <text:p text:style-name="P1"/>
      <text:p text:style-name="P1"><text:bookmark text:name="result_box3"/><text:span text:style-name="T1">A coffee plant needs about 5 liters of water per day. This corresponds to a half-sized 10 liter watering can.</text:span> </text:p>
      <text:p text:style-name="P1"/>
      <text:p text:style-name="P2">Demnach reicht eine volle Gießkanne mit 10 Litern Inhalt für genau 2 Pflanzen.</text:p>
      <text:p text:style-name="P2"/>
      <text:p text:style-name="P2"><text:bookmark text:name="result_box4"/><text:span text:style-name="T1">Therefore a full watering can with 10 liters contents for exactly 2 plants.</text:span> <text:s/></text:p>
      <text:p text:style-name="P1"/>
      <text:p text:style-name="P1">Kaffeepflanzen sollten im optimal Fall in einem Abstand von 3 Metern gepflanzt werden.</text:p>
      <text:p text:style-name="P1"/>
      <text:p text:style-name="P1"><text:bookmark text:name="result_box6"/><text:span text:style-name="T1">Coffee plants should ideally be planted at a distance of 3 meters.</text:span> </text:p>
      <text:p text:style-name="P1"/>
      <text:p text:style-name="P1">Es dürfen nur rote Kaffeekirschen geerntet werden. Grüne, gelbe und schwarze Früchte beeinflussen den Geschmack des Kaffee negativ. </text:p>
      <text:p text:style-name="P1"/>
      <text:p text:style-name="P1"><text:bookmark text:name="result_box7"/><text:span text:style-name="T1">Only red coffee cherries </text:span><text:span text:style-name="T2">shoul</text:span><text:span text:style-name="T3">d</text:span><text:span text:style-name="T1"> be harvested. Green, yellow and black fruits influence the taste of coffee negatively.</text:span> </text:p>
      <text:p text:style-name="P1"/>
      <text:p text:style-name="P1">Ist der Niederschlag mit 5 Liter pro Quadratmeter ausreichend hoch, müssen die Kaffeepflanzen nicht bewässert werden.</text:p>
      <text:p text:style-name="P1"/>
      <text:p text:style-name="P1"><text:bookmark text:name="result_box8"/><text:span text:style-name="T1">If the precipitation is sufficiently high with 5 liters per square meter, the coffee plants must not be irrigated.</text:span> </text:p>
      <text:p text:style-name="P1"/>
      <text:p text:style-name="P1">Die reifen Kaffeekirschen sollten per Hand mit einer leichten Drehbewegung von den Pflanzen getrennt werden. Verletzungen des Fruchtfleisches sollten vermieden werden.</text:p>
      <text:p text:style-name="P1"/>
      <text:p text:style-name="P1"><text:bookmark text:name="result_box9"/><text:span text:style-name="T1">The ripe coffee cherries should be separated by hand with a slight twisting movement from the plants. Injuries to the fruit should be avoided.</text:span> </text:p>
      <text:p text:style-name="P1"/>
      <text:p text:style-name="P1"/>
      <text:p text:style-name="P1"><text:soft-page-break/>Mit einem Bodenmessgerät lässt sich die Bodenfeuchtigkeit ermitteln. Dazu wird das Gerät in den Boden gesteckt und die Messung gestartet.</text:p>
      <text:p text:style-name="P1"/>
      <text:p text:style-name="P1"><text:bookmark text:name="result_box10"/><text:span text:style-name="T1">The floor moisture can be determined with a floor gauge. To do this, the device is plugged into the ground and the measurement is started.</text:span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9:39:01.508000000</meta:creation-date>
    <dc:date>2017-07-04T11:51:02.396000000</dc:date>
    <meta:editing-duration>PT4M45S</meta:editing-duration>
    <meta:editing-cycles>3</meta:editing-cycles>
    <meta:generator>LibreOffice/5.2.2.2$Windows_x86 LibreOffice_project/8f96e87c890bf8fa77463cd4b640a2312823f3ad</meta:generator>
    <meta:document-statistic meta:table-count="0" meta:image-count="0" meta:object-count="0" meta:page-count="2" meta:paragraph-count="20" meta:word-count="373" meta:character-count="2391" meta:non-whitespace-character-count="2024"/>
  </office:meta>
</office:document-meta>
</file>